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4"/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22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22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table:number-columns-repeated="3"/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instant_heal</text:p>
          </table:table-cell>
          <table:table-cell table:number-columns-repeated="510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wis_small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6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3"/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 table:number-rows-repeated="75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08:57:00.8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6T09:57:59.164000000</dc:date>
    <meta:editing-duration>PT11H38M40S</meta:editing-duration>
    <meta:editing-cycles>48</meta:editing-cycles>
    <meta:generator>Trio_Office/6.2.8.2$Windows_x86 LibreOffice_project/</meta:generator>
    <meta:document-statistic meta:table-count="1" meta:cell-count="209" meta:object-count="0"/>
  </office:meta>
</office:document-meta>
</file>